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CLK</text:p>
          </table:table-cell>
          <table:table-cell office:value-type="float" office:value="48000000" calcext:value-type="float">
            <text:p>480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vAddV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vMulV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L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udrate</text:p>
          </table:table-cell>
          <table:table-cell table:formula="of:=[.B1]/(16*(256*[.B5]+[.B6])*(1+([.B3]/[.B4])))" office:value-type="float" office:value="115089.514066496" calcext:value-type="float">
            <text:p>115089.514066496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ielrat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 office:value-type="string" calcext:value-type="string">
            <text:p>Abweichung</text:p>
          </table:table-cell>
          <table:table-cell table:style-name="ce1" table:formula="of:=([.B10]-[.B8])/[.B10]" office:value-type="percentage" office:value="0.000959079283887453" calcext:value-type="percentage">
            <text:p>0.1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9:22:04.934071123</meta:creation-date>
    <dc:date>2023-09-08T13:09:08.568251914</dc:date>
    <meta:editing-duration>PT1H52M23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